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í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ální">Dobrý den,<text:s/></text:p>
      <text:p text:style-name="Normální">V tiskové zprávě ze dne 28. listopadu s názvem : <text:s text:c="2"/>„Pozor: prodej auta nekončí předáním klíčů“ uvádíte, že k lepšímu legislativnímu řešení problémů přepisů ombudsmanka <text:s/>vyzvala ministra dopravy.</text:p>
      <text:p text:style-name="Normální">S odkazem na zákon č. 106 o svobodném přístupu k informacím si Vás dovoluji požádat o zaslání textu této výzvy ministru dopravy a také o zaslání textů stanovisek Ministerstva dopravy k této problematice, <text:s/>logicky předpokládám, <text:s/>že úřad ombudsmanky <text:s/>před vydáním tiskové zprávy o toto stanovisko / stanoviska požádal.<text:s/></text:p>
      <text:p text:style-name="Normální">Děkuji za Váš <text:s/>čas.</text:p>
      <text:p text:style-name="Normální">S pozdravem</text:p>
      <text:p text:style-name="Normální">M. Z., nar: <text:s/></text:p>
      <text:p text:style-name="Normální">adresa trvalého pobytu: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zajicek</meta:initial-creator>
    <dc:creator>Bádrová Pavlína Mgr.</dc:creator>
    <meta:creation-date>2018-01-02T07:38:00Z</meta:creation-date>
    <dc:date>2018-01-02T07:38:00Z</dc:date>
    <meta:template xlink:href="Normal" xlink:type="simple"/>
    <meta:editing-cycles>2</meta:editing-cycles>
    <meta:editing-duration>PT0S</meta:editing-duration>
    <meta:document-statistic meta:page-count="1" meta:paragraph-count="1" meta:word-count="86" meta:character-count="596" meta:row-count="4" meta:non-whitespace-character-count="511"/>
  </office:meta>
</office:document-meta>
</file>